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3cm" table:align="margins" style:may-break-between-rows="true" table:border-model="collapsing"/>
    </style:style>
    <style:style style:name="Table1.A" style:family="table-column">
      <style:table-column-properties style:column-width="1.205cm" style:rel-column-width="4646*"/>
    </style:style>
    <style:style style:name="Table1.B" style:family="table-column">
      <style:table-column-properties style:column-width="10.156cm" style:rel-column-width="39168*"/>
    </style:style>
    <style:style style:name="Table1.C" style:family="table-column">
      <style:table-column-properties style:column-width="5.632cm" style:rel-column-width="2172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s" fo:country="EC" officeooo:rsid="0023600c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00776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3600c" officeooo:paragraph-rsid="00258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8fcb" officeooo:paragraph-rsid="00248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b974" officeooo:paragraph-rsid="0024b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c905b" officeooo:paragraph-rsid="002c90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d8805" officeooo:paragraph-rsid="002d8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ebc11" officeooo:paragraph-rsid="002eb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bold" officeooo:rsid="00295c52" officeooo:paragraph-rsid="00295c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text-properties fo:language="es" fo:country="EC"/>
    </style:style>
    <style:style style:name="P16" style:family="paragraph" style:parent-style-name="Text_20_body" style:list-style-name="L1">
      <style:text-properties fo:language="es" fo:country="EC" officeooo:rsid="002f27bf" officeooo:paragraph-rsid="002f27bf"/>
    </style:style>
    <style:style style:name="P17" style:family="paragraph" style:parent-style-name="Text_20_body">
      <style:text-properties fo:language="es" fo:country="EC" officeooo:rsid="00310a98" officeooo:paragraph-rsid="00310a98"/>
    </style:style>
    <style:style style:name="P18" style:family="paragraph" style:parent-style-name="Text_20_body" style:list-style-name="L1">
      <style:text-properties fo:language="es" fo:country="EC" officeooo:rsid="00310a98" officeooo:paragraph-rsid="00310a98"/>
    </style:style>
    <style:style style:name="P19" style:family="paragraph" style:parent-style-name="Text_20_body" style:list-style-name="L1">
      <style:text-properties fo:language="es" fo:country="EC" officeooo:rsid="0031c3ab" officeooo:paragraph-rsid="0031c3ab"/>
    </style:style>
    <style:style style:name="P20" style:family="paragraph" style:parent-style-name="Text_20_body" style:list-style-name="L1">
      <style:text-properties fo:language="es" fo:country="EC" officeooo:rsid="003472a9" officeooo:paragraph-rsid="003472a9"/>
    </style:style>
    <style:style style:name="P21" style:family="paragraph" style:parent-style-name="Text_20_body" style:list-style-name="L1">
      <style:paragraph-properties>
        <style:tab-stops/>
      </style:paragraph-properties>
      <style:text-properties fo:language="es" fo:country="EC" officeooo:rsid="003472a9" officeooo:paragraph-rsid="003472a9"/>
    </style:style>
    <style:style style:name="P22" style:family="paragraph" style:parent-style-name="Text_20_body" style:list-style-name="L1">
      <style:text-properties fo:language="es" fo:country="EC" officeooo:rsid="003b4670" officeooo:paragraph-rsid="003b4670"/>
    </style:style>
    <style:style style:name="P23" style:family="paragraph" style:parent-style-name="Text_20_body" style:list-style-name="L1">
      <style:text-properties fo:language="es" fo:country="EC" fo:font-style="normal" fo:font-weight="normal" officeooo:rsid="00337334" officeooo:paragraph-rsid="003b4670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">
      <style:text-properties fo:language="es" fo:country="EC" fo:font-style="normal" fo:font-weight="normal" officeooo:rsid="003f7713" officeooo:paragraph-rsid="003f7713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es" fo:country="EC" fo:font-style="normal" fo:font-weight="normal" officeooo:rsid="0042463e" officeooo:paragraph-rsid="00437f5a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">
      <style:text-properties fo:language="es" fo:country="EC" fo:font-style="normal" fo:font-weight="normal" officeooo:rsid="00454805" officeooo:paragraph-rsid="00454805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>
      <style:text-properties fo:language="es" fo:country="EC" fo:font-style="normal" fo:font-weight="normal" officeooo:rsid="00454805" officeooo:paragraph-rsid="004ee760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language="es" fo:country="EC" fo:font-style="normal" fo:font-weight="normal" officeooo:rsid="00473664" officeooo:paragraph-rsid="00473664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fo:language="es" fo:country="EC" fo:font-style="normal" fo:font-weight="normal" officeooo:rsid="00488e70" officeooo:paragraph-rsid="00488e70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language="es" fo:country="EC" fo:font-style="normal" fo:font-weight="normal" officeooo:rsid="00489adf" officeooo:paragraph-rsid="00489adf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language="es" fo:country="EC" fo:font-style="normal" fo:font-weight="normal" officeooo:rsid="004beeb1" officeooo:paragraph-rsid="004beeb1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language="es" fo:country="EC" fo:font-style="normal" fo:font-weight="normal" officeooo:rsid="004beeb1" officeooo:paragraph-rsid="004beeb1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language="es" fo:country="EC" fo:font-style="normal" fo:font-weight="normal" officeooo:rsid="004c84a9" officeooo:paragraph-rsid="004c84a9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language="es" fo:country="EC" fo:font-style="normal" fo:font-weight="normal" officeooo:rsid="004df6db" officeooo:paragraph-rsid="004df6db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">
      <style:text-properties fo:language="es" fo:country="EC" fo:font-style="normal" fo:font-weight="normal" officeooo:rsid="00488e70" officeooo:paragraph-rsid="00488e70" fo:background-color="#ffff0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language="es" fo:country="EC" officeooo:rsid="0042463e" officeooo:paragraph-rsid="0042463e"/>
    </style:style>
    <style:style style:name="P39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style:page-number="auto" fo:background-color="transparent">
        <style:tab-stops/>
      </style:paragraph-properties>
      <style:text-properties fo:language="es" fo:country="EC" officeooo:rsid="003472a9" officeooo:paragraph-rsid="003472a9"/>
    </style:style>
    <style:style style:name="P40" style:family="paragraph" style:parent-style-name="Text_20_body" style:list-style-name="L1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fo:background-color="transparent">
        <style:tab-stops/>
      </style:paragraph-properties>
      <style:text-properties fo:language="es" fo:country="EC" officeooo:rsid="003472a9" officeooo:paragraph-rsid="003472a9"/>
    </style:style>
    <style:style style:name="P41" style:family="paragraph" style:parent-style-name="Text_20_body" style:list-style-name="L1" style:master-page-name="">
      <loext:graphic-properties draw:fill="none"/>
      <style:paragraph-properties fo:margin-left="3.099cm" fo:margin-right="0cm" fo:margin-top="0cm" fo:margin-bottom="0.247cm" style:contextual-spacing="false" fo:line-height="115%" fo:text-indent="-1cm" style:auto-text-indent="false" style:page-number="auto" fo:background-color="transparent"/>
      <style:text-properties fo:language="es" fo:country="EC" officeooo:rsid="003523b9" officeooo:paragraph-rsid="003523b9"/>
    </style:style>
    <style:style style:name="T1" style:family="text">
      <style:text-properties officeooo:rsid="0023600c"/>
    </style:style>
    <style:style style:name="T2" style:family="text">
      <style:text-properties officeooo:rsid="00248fcb"/>
    </style:style>
    <style:style style:name="T3" style:family="text">
      <style:text-properties officeooo:rsid="0024b974"/>
    </style:style>
    <style:style style:name="T4" style:family="text">
      <style:text-properties officeooo:rsid="0025867a"/>
    </style:style>
    <style:style style:name="T5" style:family="text">
      <style:text-properties officeooo:rsid="0026a7b4"/>
    </style:style>
    <style:style style:name="T6" style:family="text">
      <style:text-properties officeooo:rsid="00295c52"/>
    </style:style>
    <style:style style:name="T7" style:family="text">
      <style:text-properties officeooo:rsid="002c905b"/>
    </style:style>
    <style:style style:name="T8" style:family="text">
      <style:text-properties officeooo:rsid="003523b9"/>
    </style:style>
    <style:style style:name="T9" style:family="text">
      <style:text-properties officeooo:rsid="003b4670"/>
    </style:style>
    <style:style style:name="T10" style:family="text">
      <style:text-properties officeooo:rsid="003c5408"/>
    </style:style>
    <style:style style:name="T11" style:family="text">
      <style:text-properties officeooo:rsid="00413340"/>
    </style:style>
    <style:style style:name="T12" style:family="text">
      <style:text-properties officeooo:rsid="00437f5a"/>
    </style:style>
    <style:style style:name="T13" style:family="text">
      <style:text-properties officeooo:rsid="00473664"/>
    </style:style>
    <style:style style:name="T14" style:family="text">
      <style:text-properties officeooo:rsid="004c84a9"/>
    </style:style>
    <style:style style:name="T15" style:family="text">
      <style:text-properties officeooo:rsid="004df6db"/>
    </style:style>
    <style:style style:name="T16" style:family="text">
      <style:text-properties officeooo:rsid="004ee760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C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38">Parte I. Fundamentos de Python</text:p>
      <text:list xml:id="list3943141475" text:style-name="L1">
        <text:list-item>
          <text:p text:style-name="P16">Introducción.</text:p>
          <text:list>
            <text:list-item>
              <text:p text:style-name="P16">Material y recursos importantes</text:p>
            </text:list-item>
            <text:list-item>
              <text:p text:style-name="P16">¿Qué es y por qué usar Python?</text:p>
              <text:list>
                <text:list-item>
                  <text:p text:style-name="P41">Algunos ejemplos interesantes</text:p>
                </text:list-item>
              </text:list>
            </text:list-item>
            <text:list-item>
              <text:p text:style-name="P18">El Zen de Python</text:p>
            </text:list-item>
            <text:list-item>
              <text:p text:style-name="P19">Instalación, IDE <text:span text:style-name="T8">y Jupyter Notebooks</text:span></text:p>
            </text:list-item>
          </text:list>
        </text:list-item>
        <text:list-item>
          <text:p text:style-name="P18">Variables y operadores</text:p>
          <text:list>
            <text:list-item>
              <text:p text:style-name="P21">Introducción a datos</text:p>
              <text:list>
                <text:list-item>
                  <text:p text:style-name="P39">Resource allocation</text:p>
                </text:list-item>
                <text:list-item>
                  <text:p text:style-name="P40">Memory reference</text:p>
                </text:list-item>
              </text:list>
            </text:list-item>
            <text:list-item>
              <text:p text:style-name="P20">Clases de variables</text:p>
            </text:list-item>
            <text:list-item>
              <text:p text:style-name="P20">Estructuras de datos y datos anidados</text:p>
            </text:list-item>
            <text:list-item>
              <text:p text:style-name="P18">Operadores aritméticos y lógicos</text:p>
            </text:list-item>
          </text:list>
        </text:list-item>
        <text:list-item>
          <text:p text:style-name="P19">Funciones, <text:span text:style-name="T9">clases y objetos</text:span></text:p>
          <text:list>
            <text:list-item>
              <text:p text:style-name="P22">Funciones</text:p>
            </text:list-item>
            <text:list-item>
              <text:p text:style-name="P22">Objetos: <text:span text:style-name="T16">clases, </text:span><text:span text:style-name="T10">atributos </text:span><text:span text:style-name="T16">y</text:span><text:span text:style-name="T10"> </text:span>métodos</text:p>
            </text:list-item>
          </text:list>
        </text:list-item>
        <text:list-item>
          <text:p text:style-name="P23">Loops y <text:span text:style-name="T8">i</text:span>f statements</text:p>
          <text:list>
            <text:list-item>
              <text:p text:style-name="P24">for y while loops</text:p>
            </text:list-item>
            <text:list-item>
              <text:p text:style-name="P25">if, <text:span text:style-name="T11">elif, else</text:span></text:p>
            </text:list-item>
          </text:list>
        </text:list-item>
        <text:list-item>
          <text:p text:style-name="P29">El ecosistema Python</text:p>
          <text:list>
            <text:list-item>
              <text:p text:style-name="P29">Instalación <text:span text:style-name="T13">y uso </text:span>de librerías</text:p>
            </text:list-item>
            <text:list-item>
              <text:p text:style-name="P29">Documentación</text:p>
            </text:list-item>
          </text:list>
        </text:list-item>
      </text:list>
      <text:p text:style-name="P27">Parte I<text:span text:style-name="T12">I</text:span>. <text:span text:style-name="T16">Datos</text:span></text:p>
      <text:list xml:id="list212452481640614" text:continue-numbering="true" text:style-name="L1">
        <text:list-item>
          <text:p text:style-name="P36">Pandas</text:p>
          <text:list>
            <text:list-item>
              <text:p text:style-name="P30">Objetos de pandas: Series y DataFrames</text:p>
            </text:list-item>
            <text:list-item>
              <text:p text:style-name="P32">Data loading and storage</text:p>
            </text:list-item>
            <text:list-item>
              <text:p text:style-name="P30">Slicing <text:span text:style-name="T14">(loc, iloc, sample, head, tail)</text:span></text:p>
            </text:list-item>
            <text:list-item>
              <text:p text:style-name="P35">Transformaciones (pivoting, <text:span text:style-name="T15">duplicados, valores perdidos</text:span>)</text:p>
            </text:list-item>
            <text:list-item>
              <text:p text:style-name="P37"><text:soft-page-break/>Operaciones aritméticas alineadas</text:p>
            </text:list-item>
            <text:list-item>
              <text:p text:style-name="P31">Application y Mapping de funciones.</text:p>
            </text:list-item>
          </text:list>
        </text:list-item>
        <text:list-item>
          <text:p text:style-name="P31"/>
        </text:list-item>
      </text:list>
      <text:p text:style-name="P34"/>
      <text:list xml:id="list212452767998543" text:continue-numbering="true" text:style-name="L1">
        <text:list-item>
          <text:p text:style-name="P33">Web Scraping</text:p>
          <text:list>
            <text:list-item>
              <text:p text:style-name="P33"><text:span text:style-name="T14">P</text:span>andas</text:p>
            </text:list-item>
            <text:list-item>
              <text:p text:style-name="P33">Beautiful Soup</text:p>
            </text:list-item>
          </text:list>
        </text:list-item>
        <text:list-item>
          <text:p text:style-name="P35">Fuzzy Search</text:p>
        </text:list-item>
      </text:list>
      <text:p text:style-name="P26"/>
      <text:p text:style-name="P15"/>
      <text:p text:style-name="P15"/>
      <text:p text:style-name="P17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Clase</text:p>
          </table:table-cell>
          <table:table-cell table:style-name="Table1.A1" office:value-type="string">
            <text:p text:style-name="P3">Planificación</text:p>
          </table:table-cell>
          <table:table-cell table:style-name="Table1.C1" office:value-type="string">
            <text:p text:style-name="P4">Material</text:p>
          </table:table-cell>
        </table:table-row>
        <table:table-row table:style-name="Table1.1">
          <table:table-cell table:style-name="Table1.A2" office:value-type="float" office:value="1">
            <text:p text:style-name="P2">1</text:p>
          </table:table-cell>
          <table:table-cell table:style-name="Table1.B13" office:value-type="string">
            <text:p text:style-name="P5">1.1. Introducción y recursos importantes.</text:p>
            <text:p text:style-name="P6">1.2. <text:span text:style-name="T3">Instalación, </text:span><text:span text:style-name="T4">IDE, lenguaje de programación.</text:span></text:p>
            <text:p text:style-name="P11">Zen of Python</text:p>
            <text:p text:style-name="P14">Python básico</text:p>
            <text:p text:style-name="P6"><text:span text:style-name="T4">1.3.</text:span><text:span text:style-name="T3"> Jupyter Notebooks.</text:span></text:p>
            <text:p text:style-name="P5">1.<text:span text:style-name="T5">4</text:span>. <text:span text:style-name="T1">Variables y o</text:span><text:span text:style-name="T2">peradores.</text:span></text:p>
            <text:p text:style-name="P11">Estructuras de datos</text:p>
            <text:p text:style-name="P11"/>
            <text:p text:style-name="P13">loops </text:p>
            <text:p text:style-name="P13"/>
            <text:p text:style-name="P13"/>
            <text:p text:style-name="P8">1.<text:span text:style-name="T5">5</text:span>. Librerías: <text:span text:style-name="T6">Instalación y uso.</text:span></text:p>
            <text:p text:style-name="P8"/>
            <text:p text:style-name="P10">Taller <text:span text:style-name="T7">taller variables</text:span>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2">
            <text:p text:style-name="P2">2</text:p>
          </table:table-cell>
          <table:table-cell table:style-name="Table1.B13" office:value-type="string">
            <text:p text:style-name="P10">Funciones</text:p>
            <text:p text:style-name="P12"/>
            <text:p text:style-name="P12">Algebra matricial</text:p>
            <text:p text:style-name="P10"/>
            <text:p text:style-name="P10">Objetos</text:p>
            <text:p text:style-name="P10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3">
            <text:p text:style-name="P2">3</text:p>
          </table:table-cell>
          <table:table-cell table:style-name="Table1.B13" office:value-type="string">
            <text:p text:style-name="P12">Pandas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4">
            <text:p text:style-name="P2">4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5">
            <text:p text:style-name="P2">5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6">
            <text:p text:style-name="P2">6</text:p>
          </table:table-cell>
          <table:table-cell table:style-name="Table1.B13" office:value-type="string">
            <text:p text:style-name="P13">FuzzyWuzzy – Fuzzy Search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7">
            <text:p text:style-name="P2">7</text:p>
          </table:table-cell>
          <table:table-cell table:style-name="Table1.B13" office:value-type="string">
            <text:p text:style-name="P12">Symbolic Python</text:p>
          </table:table-cell>
          <table:table-cell table:style-name="Table1.C2">
            <text:p text:style-name="P7"/>
          </table:table-cell>
        </table:table-row>
        <text:soft-page-break/>
        <table:table-row table:style-name="Table1.1">
          <table:table-cell table:style-name="Table1.A2" office:value-type="float" office:value="8">
            <text:p text:style-name="P2">8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9">
            <text:p text:style-name="P2">9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10">
            <text:p text:style-name="P2">10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11">
            <text:p text:style-name="P2">11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12">
            <text:p text:style-name="P2">12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8T21:24:50.919191200</dc:date>
    <dc:creator>Alejandro Acosta</dc:creator>
    <meta:editing-duration>P1DT41M51S</meta:editing-duration>
    <meta:editing-cycles>17</meta:editing-cycles>
    <meta:generator>LibreOffice/7.1.5.2$Linux_X86_64 LibreOffice_project/10$Build-2</meta:generator>
    <meta:document-statistic meta:table-count="1" meta:image-count="0" meta:object-count="0" meta:page-count="3" meta:paragraph-count="67" meta:word-count="216" meta:character-count="1287" meta:non-whitespace-character-count="1169"/>
  </office:meta>
</office:document-meta>
</file>